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roman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0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31" style:parent-style-name="Standard" style:list-style-name="WW8Num3" style:family="paragraph">
      <style:paragraph-properties>
        <style:tab-stops>
          <style:tab-stop style:type="left" style:position="-3.5in"/>
        </style:tab-stops>
      </style:paragraph-properties>
      <style:text-properties fo:font-size="11pt" style:font-size-asian="11pt"/>
    </style:style>
    <style:style style:name="P32" style:parent-style-name="Standard" style:list-style-name="WW8Num3" style:family="paragraph">
      <style:paragraph-properties fo:text-align="justify">
        <style:tab-stops>
          <style:tab-stop style:type="left" style:position="-4in"/>
        </style:tab-stops>
      </style:paragraph-properties>
      <style:text-properties fo:font-size="11pt" style:font-size-asian="11pt"/>
    </style:style>
    <style:style style:name="P33" style:parent-style-name="Standard" style:list-style-name="WW8Num3" style:family="paragraph">
      <style:paragraph-properties fo:text-align="justify">
        <style:tab-stops>
          <style:tab-stop style:type="left" style:position="-3.5in"/>
        </style:tab-stops>
      </style:paragraph-properties>
      <style:text-properties fo:font-size="11pt" style:font-size-asian="11pt"/>
    </style:style>
    <style:style style:name="P34" style:parent-style-name="Standard" style:family="paragraph">
      <style:paragraph-properties fo:text-align="justify"/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/>
      <style:text-properties fo:font-size="11pt" style:font-size-asian="11pt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5" style:parent-style-name="Standard" style:family="paragraph">
      <style:text-properties fo:font-size="11pt" style:font-size-asian="11pt"/>
    </style:style>
    <style:style style:name="P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48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9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0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 fo:hyphenate="true"/>
    </style:style>
    <style:style style:name="P51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3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4" style:parent-style-name="Textbodyindent" style:list-style-name="WW8Num2" style:family="paragraph"/>
    <style:style style:name="P55" style:parent-style-name="Textbodyindent" style:list-style-name="WW8Num2" style:family="paragraph"/>
    <style:style style:name="P56" style:parent-style-name="Textbodyindent" style:family="paragraph">
      <style:paragraph-properties fo:margin-left="0.5in" fo:text-indent="0in">
        <style:tab-stops/>
      </style:paragraph-properties>
    </style:style>
    <style:style style:name="P57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9" style:parent-style-name="Tipusdelletraperdefectedelparàgraf" style:family="text">
      <style:text-properties fo:color="#000000" fo:font-size="11pt" style:font-size-asian="11pt"/>
    </style:style>
    <style:style style:name="T60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1" style:parent-style-name="Tipusdelletraperdefectedelparàgraf" style:family="text">
      <style:text-properties fo:color="#000000" fo:font-size="11pt" style:font-size-asian="11pt"/>
    </style:style>
    <style:style style:name="T62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3" style:parent-style-name="Tipusdelletraperdefectedelparàgraf" style:family="text">
      <style:text-properties fo:color="#000000" fo:font-size="11pt" style:font-size-asian="11pt"/>
    </style:style>
    <style:style style:name="T64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5" style:parent-style-name="Tipusdelletraperdefectedelparàgraf" style:family="text">
      <style:text-properties fo:color="#000000" fo:font-size="11pt" style:font-size-asian="11pt"/>
    </style:style>
    <style:style style:name="P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8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Enero <text:s/>2023.</text:h>
      <text:p text:style-name="P3"/>
      <text:p text:style-name="P4">1. Dado el siguiente código en Java:</text:p>
      <text:p text:style-name="P5">interface A { public void a();}</text:p>
      <text:p text:style-name="P6">interface B {public void b(); }</text:p>
      <text:p text:style-name="P7">interface C {public void c(); }</text:p>
      <text:p text:style-name="P8">class D implements A,B{</text:p>
      <text:p text:style-name="P9">public void<text:s/>a(){System.out.println(“BBAA”);}</text:p>
      <text:p text:style-name="P10">public void b(){System.out.println(“BBBB”); }</text:p>
      <text:p text:style-name="P11">}</text:p>
      <text:p text:style-name="P12">class E extends D implements C {</text:p>
      <text:p text:style-name="P13">public void c(){System.out.println(“CCC”);</text:p>
      <text:p text:style-name="P14">public void d(){System.out.println(“DDD”);</text:p>
      <text:p text:style-name="P15">}</text:p>
      <text:p text:style-name="P16">1<text:s/><text:tab/>A a = new E();</text:p>
      <text:p text:style-name="P17">2<text:s/><text:tab/>C c <text:s/>= a;</text:p>
      <text:p text:style-name="P18">3<text:s/><text:tab/>B b = new E();</text:p>
      <text:p text:style-name="P19">4<text:tab/>C<text:s/>c = (C)a;</text:p>
      <text:p text:style-name="P20">5<text:s/><text:tab/>a.a();</text:p>
      <text:p text:style-name="P21">6<text:s/><text:tab/>a.d();</text:p>
      <text:p text:style-name="P22">7<text:s/><text:tab/>b.c();</text:p>
      <text:p text:style-name="P23">8<text:s/><text:tab/>c.c();</text:p>
      <text:p text:style-name="P24">9<text:s/><text:tab/>D list[] = new D[3];</text:p>
      <text:p text:style-name="P25">10<text:s/><text:tab/>list[0] = a;</text:p>
      <text:p text:style-name="P26">11<text:tab/>list[1] = c;</text:p>
      <text:p text:style-name="P27">12<text:tab/>list[2] = b;</text:p>
      <text:p text:style-name="P28">13<text:tab/>for (D elem:list)</text:p>
      <text:p text:style-name="P29">14<text:s/><text:tab/><text:tab/>elem.a()</text:p>
      <text:p text:style-name="P30"/>
      <text:list text:style-name="WW8Num3">
        <text:list-item text:start-value="1">
          <text:p text:style-name="P31">Señala los números de línea con errores en tiempo de compilación y ejecución.</text:p>
        </text:list-item>
        <text:list-item>
          <text:p text:style-name="P32">Cambia la linea 8 por una lista de Objects y muestra los cambios en el código. Señala los números de línea con <text:s/>errores en tiempo de compilación y ejecución (a partir de la línea 8).</text:p>
        </text:list-item>
        <text:list-item>
          <text:p text:style-name="P33">Señala los números de línea con errores en tiempo de compilación y ejecución si el<text:s/>lenguaje fuera tipado dinámico.</text:p>
        </text:list-item>
      </text:list>
      <text:p text:style-name="P34"/>
      <text:p text:style-name="P35"/>
      <text:p text:style-name="P36"/>
      <text:p text:style-name="P37">2. Responde a las siguientes preguntas:</text:p>
      <text:p text:style-name="P38">a) <text:s/>Explica ventajas e inconvenientes de la delegación en lugar de la herencia. Enumera al menos dos patrones que usen delegación.</text:p>
      <text:p text:style-name="P39">b) <text:s/>Explica cual es el problema de la<text:s/>herencia múltiple y como es resuelto en el lenguaje Java.</text:p>
      <text:p text:style-name="P40">c) <text:s/>Explica en qué consiste el regression testing.</text:p>
      <text:p text:style-name="P41">d) Explica el mecanismo de intercepción de código ofrecido en Java.</text:p>
      <text:p text:style-name="P42">e) Explica Contrato, Asignación polimórfica, ligadura dinámica y código genérico y reutilizable en la implementación del Map en Java.</text:p>
      <text:p text:style-name="P43"/>
      <text:p text:style-name="P44"/>
      <text:p text:style-name="P45">3. Dado el siguiente código:</text:p>
      <text:p text:style-name="P46">def aprobado[T](l1:List[T], l2:List[T], f:((T, T) =&gt; (T,T),f2:(T,T)=&gt;Bool):List[T] = l1 match{</text:p>
      <text:p text:style-name="P47"><text:span text:style-name="T48"><text:s text:c="6"/></text:span><text:span text:style-name="T49">case Nil =&gt; Nil</text:span></text:p>
      <text:p text:style-name="P50"><text:s text:c="6"/>case x::xs =&gt; if f2(x,l2.head) f(x, l2.head)::<text:s/>aprobado(xs, l2.tail, f,f2) else aprobado(xs, l2.tail, f,f2)</text:p>
      <text:p text:style-name="P51"><text:span text:style-name="T52"><text:s text:c="2"/></text:span></text:p>
      <text:p text:style-name="P53"/>
      <text:list text:style-name="WW8Num2">
        <text:list-item text:start-value="1">
          <text:p text:style-name="P54">Muestra la salida de la función con unos parámetros escogidos. Explica que hace esta función y muestra ejemplos con al menos dos tipos diferentes.</text:p>
        </text:list-item>
        <text:list-item>
          <text:p text:style-name="P55"><text:s/>Justifica <text:s/>si es de alto orden y pon un<text:s/>ejemplo de <text:s/>parametrización parcial. Di que tipo de recursividad tiene e implementa el otro tipo.</text:p>
        </text:list-item>
      </text:list>
      <text:p text:style-name="P56"/>
      <text:p text:style-name="P57"/>
      <text:p text:style-name="P58"><text:span text:style-name="T59">Puntuación: <text:s/></text:span><text:span text:style-name="T60">1</text:span><text:span text:style-name="T61">. 3 <text:s/></text:span><text:span text:style-name="T62">2.</text:span><text:span text:style-name="T63"><text:s/>5 <text:s/></text:span><text:span text:style-name="T64">3.</text:span><text:span text:style-name="T65"><text:s/>2 <text:s text:c="3"/></text:span></text:p>
      <text:p text:style-name="P66">Tiempo: 2 horas</text:p>
      <text:p text:style-name="P67"><text:span text:style-name="T68">Entrevistas + Revisión de 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roman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Tipusdelletraperdefectedelparàgraf" style:display-name="Tipus de lletra per defecte del paràgraf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amen de Lenguajes de Programación</dc:title>
    <meta:initial-creator>pedro</meta:initial-creator>
    <dc:creator>Pedro Garcia Lopez</dc:creator>
    <meta:creation-date>2023-01-10T11:27:00Z</meta:creation-date>
    <dc:date>2023-01-24T08:18:00Z</dc:date>
    <meta:print-date>2016-01-11T09:49:00Z</meta:print-date>
    <meta:template xlink:href="Normal" xlink:type="simple"/>
    <meta:editing-cycles>8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26" meta:character-count="2182" meta:row-count="15" meta:non-whitespace-character-count="1860"/>
  </office:meta>
</office:document-meta>
</file>